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" style:master-page-name="Standard">
      <style:paragraph-properties fo:margin-left="2in" fo:margin-right="0in" fo:text-align="start" style:justify-single-word="false" fo:text-indent="0.5in" style:auto-text-indent="false" style:page-number="1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-- WARNING --</text:span></text:p>
      <text:p text:style-name="P1"><text:span text:style-name="T1">In the previus version you could start, or have started, a world without the Biomes o Planty but you need some ore to craft some item, if you don’t do that, give that ore</text:span></text:p>
      <text:p text:style-name="P1"><text:span text:style-name="T1"><text:s/>( or suggest me on how to solve this problem )</text:span></text:p>
      <text:p text:style-name="P2"/>
      <text:p text:style-name="P4"><text:span text:style-name="T1">Version : 0.0.2</text:span></text:p>
      <text:list xml:id="list1220682234" text:style-name="WWNum1">
        <text:list-item>
          <text:p text:style-name="P5">Added Roost, Default World Generator (Port) ;</text:p>
        </text:list-item>
        <text:list-item>
          <text:p text:style-name="P5">Removed xRay ;</text:p>
        </text:list-item>
        <text:list-item>
          <text:p text:style-name="P5">Decreased the output crafting of synthetic leather ;</text:p>
        </text:list-item>
        <text:list-item>
          <text:p text:style-name="P5">Increased and changed the crafting of pollution pipe ;</text:p>
        </text:list-item>
        <text:list-item>
          <text:p text:style-name="P5">Decreased the energy required by the Excavator ;</text:p>
        </text:list-item>
        <text:list-item>
          <text:p text:style-name="P5">Increased the pollution production and removed the dust (I HATE IT) ;</text:p>
        </text:list-item>
        <text:list-item>
          <text:p text:style-name="P5">Added Morpheus to server pack ;</text:p>
        </text:list-item>
        <text:list-item>
          <text:p text:style-name="P5">Updated some mod ;</text:p>
        </text:list-item>
        <text:list-item>
          <text:p text:style-name="P5">Added custom crafting of Ethanol from the honey drop ;</text:p>
        </text:list-item>
        <text:list-item>
          <text:p text:style-name="P5">Added some quest, use the command <text:span text:style-name="T3">/bq_admin default load DefaultQuests ;</text:span></text:p>
        </text:list-item>
        <text:list-item>
          <text:p text:style-name="P5">Modified Big Reactor Crafting [ I need to modify turbine crafting ] ;</text:p>
        </text:list-item>
        <text:list-item>
          <text:p text:style-name="P5">Increased spawn rate of Deep Iron Ore</text:p>
        </text:list-item>
        <text:list-item>
          <text:p text:style-name="P5">Sets the default world gen with Default World Generator (Port)</text:p>
        </text:list-item>
      </text:list>
      <text:p text:style-name="P4">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8" meta:word-count="172" meta:character-count="884" meta:non-whitespace-character-count="740"/>
    <meta:generator>LibreOfficeDev/6.0.5.2$Linux_X86_64 LibreOffice_project/</meta:generator>
  </office:meta>
</office:document-meta>
</file>